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2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933</text:span></text:p>
            <text:p text:style-name="P1"><text:span text:style-name="T2">“</text:span><text:span text:style-name="T2">My Soul Rejoices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4.384cm" svg:height="7.011cm" svg:x="1.778cm" svg:y="0.553cm">
          <draw:text-box>
            <text:p text:style-name="P1"><text:span text:style-name="T3">1. </text:span><text:span text:style-name="T4">My soul rejoices,</text:span><text:span text:style-name="T4"><text:line-break/></text:span><text:span text:style-name="T4">My spirit voices—</text:span><text:span text:style-name="T4"><text:line-break/></text:span><text:span text:style-name="T4">Sing the greatness of the Lord!</text:span><text:span text:style-name="T4"><text:line-break/></text:span><text:span text:style-name="T4">For God my Savior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3" draw:text-style-name="P2" draw:layer="layout" svg:width="24.384cm" svg:height="7.011cm" svg:x="1.778cm" svg:y="0.609cm">
          <draw:text-box>
            <text:p text:style-name="P1"><text:span text:style-name="T4">Has shown me favor—</text:span><text:span text:style-name="T4"><text:line-break/></text:span><text:span text:style-name="T4">Sing the greatness of the Lord!</text:span><text:span text:style-name="T4"><text:line-break/></text:span><text:span text:style-name="T4">With praise and blessing,</text:span><text:span text:style-name="T4"><text:line-break/></text:span><text:span text:style-name="T4">Join in confess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609cm">
          <draw:text-box>
            <text:p text:style-name="P1"><text:span text:style-name="T4">God, who is solely</text:span><text:span text:style-name="T4"><text:line-break/></text:span><text:span text:style-name="T4">Mighty and holy—</text:span><text:span text:style-name="T4"><text:line-break/></text:span><text:span text:style-name="T4">O sing the greatness of God the Lord!</text:span><text:span text:style-name="T4"><text:line-break/></text:span><text:span text:style-name="T4">His mercy sure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4" draw:text-style-name="P7" draw:layer="layout" svg:width="24.384cm" svg:height="7.519cm" svg:x="1.778cm" svg:y="0.508cm">
          <draw:text-box>
            <text:p text:style-name="P1"><text:span text:style-name="T4">Shall rest securely</text:span><text:span text:style-name="T4"><text:line-break/></text:span><text:span text:style-name="T4">On all who fear Him,</text:span><text:span text:style-name="T4"><text:line-break/></text:span><text:span text:style-name="T4">Love and revere Him—</text:span><text:span text:style-name="T4"><text:line-break/></text:span><text:span text:style-name="T4">O sing the greatness of God the Lord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3" draw:text-style-name="P8" draw:layer="layout" svg:width="24.384cm" svg:height="7.011cm" svg:x="1.778cm" svg:y="0.609cm">
          <draw:text-box>
            <text:p text:style-name="P1"><text:span text:style-name="T3">2. </text:span><text:span text:style-name="T4">His arm now baring,</text:span><text:span text:style-name="T4"><text:line-break/></text:span><text:span text:style-name="T4">His strength declaring—</text:span><text:span text:style-name="T4"><text:line-break/></text:span><text:span text:style-name="T4">Sing the greatness of the Lord!</text:span><text:span text:style-name="T4"><text:line-break/></text:span><text:span text:style-name="T4">The proud He scatters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3" draw:text-style-name="P8" draw:layer="layout" svg:width="24.384cm" svg:height="7.011cm" svg:x="1.822cm" svg:y="0.486cm">
          <draw:text-box>
            <text:p text:style-name="P1"><text:span text:style-name="T4">Their rule He shatters—</text:span><text:span text:style-name="T4"><text:line-break/></text:span><text:span text:style-name="T4">Sing the greatness of the Lord!</text:span><text:span text:style-name="T4"><text:line-break/></text:span><text:span text:style-name="T4">Oppression halted;</text:span><text:span text:style-name="T4"><text:line-break/></text:span><text:span text:style-name="T4">The meek exalt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8" draw:layer="layout" svg:width="24.384cm" svg:height="7.011cm" svg:x="1.778cm" svg:y="0.508cm">
          <draw:text-box>
            <text:p text:style-name="P1"><text:span text:style-name="T4">Full are the hungry;</text:span><text:span text:style-name="T4"><text:line-break/></text:span><text:span text:style-name="T4">Empty, the wealthy—</text:span><text:span text:style-name="T4"><text:line-break/></text:span><text:span text:style-name="T4">O sing the greatness of God the Lord!</text:span><text:span text:style-name="T4"><text:line-break/></text:span><text:span text:style-name="T4">Here is the tok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5" draw:text-style-name="P8" draw:layer="layout" svg:width="24.384cm" svg:height="13.123cm" svg:x="1.778cm" svg:y="0.553cm">
          <draw:text-box>
            <text:p text:style-name="P1"><text:span text:style-name="T4">All that was spoken</text:span><text:span text:style-name="T4"><text:line-break/></text:span><text:span text:style-name="T4">To Abr’ham’s offspring</text:span><text:span text:style-name="T4"><text:line-break/></text:span><text:span text:style-name="T4">God is fulfilling—</text:span><text:span text:style-name="T4"><text:line-break/></text:span><text:span text:style-name="T4">O sing the greatness of God the Lord!</text:span></text:p>
            <text:p text:style-name="P9"><text:span text:style-name="T6"/></text:p>
            <text:p text:style-name="P9"><text:span text:style-name="T6"/></text:p>
            <text:p text:style-name="P9"><text:span text:style-name="T6"><text:line-break/></text:span><text:span text:style-name="T6"> <text:s text:c="9"/></text:span><text:span text:style-name="T7">© 1991 Stephen P. Starke.</text:span></text:p>
            <text:p text:style-name="P9"><text:span text:style-name="T7"><text:s text:c="8"/></text:span><text:span text:style-name="T7">Used by permission:</text:span></text:p>
            <text:p text:style-name="P9"><text:span text:style-name="T7"><text:s text:c="8"/></text:span><text:span text:style-name="T7">LSB Hymn License</text:span></text:p>
            <text:p text:style-name="P9"><text:span text:style-name="T7"><text:s text:c="8"/></text:span><text:span text:style-name="T7">.NET, no. 100011038.</text:span></text:p>
            <text:p text:style-name="P9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17:25:17.536000000</meta:creation-date>
    <dc:title>1030 Wt. Intro</dc:title>
    <meta:editing-duration>PT10M55S</meta:editing-duration>
    <meta:editing-cycles>6</meta:editing-cycles>
    <meta:generator>LibreOffice/6.1.3.2$Windows_X86_64 LibreOffice_project/86daf60bf00efa86ad547e59e09d6bb77c699acb</meta:generator>
    <dc:date>2019-01-20T13:40:07.133000000</dc:date>
    <meta:document-statistic meta:object-count="167"/>
  </office:meta>
</office:document-meta>
</file>